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57000000447FDDA63ECD538F5C.png" manifest:media-type="image/png"/>
  <manifest:file-entry manifest:full-path="Pictures/100000010000004E00000039767F9ACC5BAC2D22.png" manifest:media-type="image/png"/>
  <manifest:file-entry manifest:full-path="Pictures/1000000100000083000000458879FFD042C8FB8B.png" manifest:media-type="image/png"/>
  <manifest:file-entry manifest:full-path="Pictures/10000001000000E600000042CA371EAE93EECF5C.png" manifest:media-type="image/png"/>
  <manifest:file-entry manifest:full-path="Pictures/10000001000001210000008C8EF6CD73DA59CE22.png" manifest:media-type="image/png"/>
  <manifest:file-entry manifest:full-path="Pictures/10000001000001120000008CDE69E927A97A5831.png" manifest:media-type="image/png"/>
  <manifest:file-entry manifest:full-path="Pictures/100000010000011B0000008E85F8313E6185B979.png" manifest:media-type="image/png"/>
  <manifest:file-entry manifest:full-path="Pictures/100000010000005800000043AA9C14FE75EE7265.png" manifest:media-type="image/png"/>
  <manifest:file-entry manifest:full-path="Pictures/10000001000001230000008B4A7D4B4E4001BB75.png" manifest:media-type="image/png"/>
  <manifest:file-entry manifest:full-path="Pictures/100000010000011C0000008DAE047AD42DF48B5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.128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.84cm" svg:height="3.892cm" svg:x="1.66cm" svg:y="10.008cm">
          <draw:image xlink:href="Pictures/100000010000011C0000008DAE047AD42DF48B50.png" xlink:type="simple" xlink:show="embed" xlink:actuate="onLoad" draw:mime-type="image/png">
            <text:p/>
          </draw:image>
        </draw:frame>
        <draw:line draw:style-name="gr2" draw:text-style-name="P1" draw:layer="layout" svg:x1="1.9cm" svg:y1="9.3cm" svg:x2="27.9cm" svg:y2="9.4cm">
          <text:p/>
        </draw:line>
        <draw:frame draw:style-name="gr1" draw:text-style-name="P1" draw:layer="layout" svg:width="7.978cm" svg:height="3.864cm" svg:x="10.022cm" svg:y="5cm">
          <draw:image xlink:href="Pictures/10000001000001210000008C8EF6CD73DA59CE22.png" xlink:type="simple" xlink:show="embed" xlink:actuate="onLoad" draw:mime-type="image/png">
            <text:p/>
          </draw:image>
        </draw:frame>
        <draw:frame draw:style-name="gr1" draw:text-style-name="P1" draw:layer="layout" svg:width="7.812cm" svg:height="3.919cm" svg:x="10.1cm" svg:y="9.881cm">
          <draw:image xlink:href="Pictures/100000010000011B0000008E85F8313E6185B979.png" xlink:type="simple" xlink:show="embed" xlink:actuate="onLoad" draw:mime-type="image/png">
            <text:p/>
          </draw:image>
        </draw:frame>
        <draw:frame draw:style-name="gr1" draw:text-style-name="P1" draw:layer="layout" svg:width="7.564cm" svg:height="3.864cm" svg:x="19.9cm" svg:y="5.1cm">
          <draw:image xlink:href="Pictures/10000001000001120000008CDE69E927A97A5831.png" xlink:type="simple" xlink:show="embed" xlink:actuate="onLoad" draw:mime-type="image/png">
            <text:p/>
          </draw:image>
        </draw:frame>
        <draw:line draw:style-name="gr2" draw:text-style-name="P1" draw:layer="layout" svg:x1="9.6cm" svg:y1="3.9cm" svg:x2="9.7cm" svg:y2="14.5cm">
          <text:p/>
        </draw:line>
        <draw:line draw:style-name="gr2" draw:text-style-name="P1" draw:layer="layout" svg:x1="18.6cm" svg:y1="3.9cm" svg:x2="18.7cm" svg:y2="14.5cm">
          <text:p/>
        </draw:line>
        <draw:frame draw:style-name="gr1" draw:text-style-name="P1" draw:layer="layout" svg:width="8.033cm" svg:height="3.837cm" svg:x="19.667cm" svg:y="10.063cm">
          <draw:image xlink:href="Pictures/10000001000001230000008B4A7D4B4E4001BB75.png" xlink:type="simple" xlink:show="embed" xlink:actuate="onLoad" draw:mime-type="image/png">
            <text:p/>
          </draw:image>
        </draw:frame>
        <draw:frame draw:style-name="gr3" draw:text-style-name="P2" draw:layer="layout" svg:width="3.616cm" svg:height="1.904cm" svg:x="3.4cm" svg:y="14.296cm">
          <draw:image xlink:href="Pictures/1000000100000083000000458879FFD042C8FB8B.png" xlink:type="simple" xlink:show="embed" xlink:actuate="onLoad" draw:mime-type="image/png">
            <text:p/>
          </draw:image>
        </draw:frame>
        <draw:frame draw:style-name="gr4" draw:text-style-name="P2" draw:layer="layout" svg:width="2.3cm" svg:height="1.849cm" svg:x="13.1cm" svg:y="2.6cm">
          <draw:image xlink:href="Pictures/100000010000005800000043AA9C14FE75EE7265.png" xlink:type="simple" xlink:show="embed" xlink:actuate="onLoad" draw:mime-type="image/png">
            <text:p/>
          </draw:image>
        </draw:frame>
        <draw:frame draw:style-name="gr3" draw:text-style-name="P2" draw:layer="layout" svg:width="6.349cm" svg:height="1.821cm" svg:x="11.251cm" svg:y="14.579cm">
          <draw:image xlink:href="Pictures/10000001000000E600000042CA371EAE93EECF5C.png" xlink:type="simple" xlink:show="embed" xlink:actuate="onLoad" draw:mime-type="image/png">
            <text:p/>
          </draw:image>
        </draw:frame>
        <draw:frame draw:style-name="gr3" draw:text-style-name="P2" draw:layer="layout" svg:width="2.152cm" svg:height="1.573cm" svg:x="23.1cm" svg:y="2.727cm">
          <draw:image xlink:href="Pictures/100000010000004E00000039767F9ACC5BAC2D22.png" xlink:type="simple" xlink:show="embed" xlink:actuate="onLoad" draw:mime-type="image/png">
            <text:p/>
          </draw:image>
        </draw:frame>
        <draw:frame draw:style-name="gr3" draw:text-style-name="P2" draw:layer="layout" svg:width="2.401cm" svg:height="1.876cm" svg:x="22.6cm" svg:y="14.524cm">
          <draw:image xlink:href="Pictures/1000000100000057000000447FDDA63ECD538F5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25T17:40:56.660959373</dc:date>
    <meta:editing-duration>PT14M35S</meta:editing-duration>
    <meta:editing-cycles>4</meta:editing-cycles>
    <meta:generator>LibreOffice/7.2.2.2$MacOSX_X86_64 LibreOffice_project/02b2acce88a210515b4a5bb2e46cbfb63fe97d56</meta:generator>
    <meta:document-statistic meta:object-count="13"/>
  </office:meta>
</office:document-meta>
</file>